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9d7f5"/>
    </style:style>
    <style:style style:name="P2" style:family="paragraph" style:parent-style-name="Preformatted_20_Text">
      <style:paragraph-properties fo:text-align="center" style:justify-single-word="false"/>
      <style:text-properties fo:font-size="24pt" fo:font-weight="bold" officeooo:rsid="000f6ab5" officeooo:paragraph-rsid="0019d7f5" style:font-size-asian="24pt" style:font-weight-asian="bold" style:font-size-complex="24pt" style:font-weight-complex="bold"/>
    </style:style>
    <style:style style:name="P3" style:family="paragraph" style:parent-style-name="Preformatted_20_Text">
      <style:text-properties fo:font-size="14pt" fo:font-weight="bold" officeooo:paragraph-rsid="0019d7f5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Mono" fo:font-size="14pt" fo:font-weight="bold" officeooo:paragraph-rsid="0019d7f5" style:font-name-asian="Liberation Mono" style:font-size-asian="14pt" style:font-weight-asian="bold" style:font-name-complex="Liberation Mono" style:font-size-complex="14pt" style:font-weight-complex="bold"/>
    </style:style>
    <style:style style:name="T1" style:family="text">
      <style:text-properties officeooo:rsid="0019d7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ulange-bdd V<text:span text:style-name="T1">3</text:span></text:p>
      <text:p text:style-name="Preformatted_20_Text"/>
      <text:p text:style-name="Preformatted_20_Text"/>
      <text:p text:style-name="Preformatted_20_Text"/>
      <text:p text:style-name="Preformatted_20_Text"/>
      <text:p text:style-name="P3">"VENDEUR" :</text:p>
      <text:p text:style-name="P3"/>
      <text:p text:style-name="P1">id_vendeur (clé primaire)</text:p>
      <text:p text:style-name="P1">nom</text:p>
      <text:p text:style-name="P1">login</text:p>
      <text:p text:style-name="P1">mot_de_passe</text:p>
      <text:p text:style-name="P1"/>
      <text:p text:style-name="P4">"PRODUITS" :</text:p>
      <text:p text:style-name="P1"/>
      <text:p text:style-name="P1">id_produit (clé primaire)</text:p>
      <text:p text:style-name="P1">nom_produit</text:p>
      <text:p text:style-name="P1">prix_hors_taxe DECIMAL(10, 2)</text:p>
      <text:p text:style-name="P1">stock INT</text:p>
      <text:p text:style-name="P1"/>
      <text:p text:style-name="P4">"VENTES" :</text:p>
      <text:p text:style-name="P4"/>
      <text:p text:style-name="P1">id_vente (clé primaire)</text:p>
      <text:p text:style-name="P1">id_vendeur (clé étrangère référençant la table VENDEUR)</text:p>
      <text:p text:style-name="P1">date_vente DATETIME</text:p>
      <text:p text:style-name="P1">montant_total DECIMAL(10, 2)</text:p>
      <text:p text:style-name="P1"/>
      <text:p text:style-name="P4">"LIGNE_VENTE" :</text:p>
      <text:p text:style-name="P4"/>
      <text:p text:style-name="P1">id_ligne (clé primaire)</text:p>
      <text:p text:style-name="P1">id_vente (clé étrangère référençant la table VENTES)</text:p>
      <text:p text:style-name="P1">id_produit (clé étrangère référençant la table PRODUITS)</text:p>
      <text:p text:style-name="P1">quantite INT</text:p>
      <text:p text:style-name="P1">prix_unitaire DECIMAL(10, 2)</text:p>
      <text:p text:style-name="P1"/>
      <text:p text:style-name="P4">"INVENTAIRE" :</text:p>
      <text:p text:style-name="P4"/>
      <text:p text:style-name="P1">id_inventaire (clé primaire)</text:p>
      <text:p text:style-name="P1">id_produit (clé étrangère référençant la table PRODUITS)</text:p>
      <text:p text:style-name="P1">date_operation DATETIME</text:p>
      <text:p text:style-name="P1">code_operation ENUM('vente', 'vente_annulee', 'entree_stock', 'jete', 'retire')</text:p>
      <text:p text:style-name="P1">mouvement_stock ENUM('fabrique', 'mis_en_vitrine', 'retire')</text:p>
      <text:p text:style-name="P1">quantite INT</text:p>
      <text:p text:style-name="P1"/>
      <text:p text:style-name="P1">- - - - - - - - - - - - - - - - - - - - - - - - - - - - - - - - - -</text:p>
      <text:p text:style-name="P1"><text:s/>- - - - - - - - - - - - - - - - - - - - - - - - - - - - - - - - - -</text:p>
      <text:p text:style-name="P1"/>
      <text:p text:style-name="P1"/>
      <text:p text:style-name="P4">"CAISSE" :</text:p>
      <text:p text:style-name="P4"/>
      <text:p text:style-name="P1">id_caisse (clé primaire)</text:p>
      <text:p text:style-name="P1">solde_caisse DECIMAL(10, 2)</text:p>
      <text:p text:style-name="P1"/>
      <text:p text:style-name="P4">"MOYEN_PAIEMENT" :</text:p>
      <text:p text:style-name="P4"/>
      <text:p text:style-name="P1">id_moyen_paiement (clé primaire)</text:p>
      <text:p text:style-name="P1">nom_moyen_paiement VARCHAR(50) NOT NULL</text:p>
      <text:p text:style-name="P1"/>
      <text:p text:style-name="P4"><text:soft-page-break/>"TRANSACTIONS" :</text:p>
      <text:p text:style-name="P4"/>
      <text:p text:style-name="P1">id_transaction (clé primaire)</text:p>
      <text:p text:style-name="P1">id_vente (clé étrangère référençant la table VENTES)</text:p>
      <text:p text:style-name="P1">date_transaction DATETIME</text:p>
      <text:p text:style-name="P1">montant_total DECIMAL(10, 2)</text:p>
      <text:p text:style-name="P1">id_caisse (clé étrangère référençant la table CAISSE)</text:p>
      <text:p text:style-name="P1"/>
      <text:p text:style-name="P4">"DETAIL_PAIEMENT" :</text:p>
      <text:p text:style-name="P4"/>
      <text:p text:style-name="P1">id_detail_paiement (clé primaire)</text:p>
      <text:p text:style-name="P1">id_transaction (clé étrangère référençant la table TRANSACTIONS)</text:p>
      <text:p text:style-name="P1">id_moyen_paiement (clé étrangère référençant la table MOYEN_PAIEMENT)</text:p>
      <text:p text:style-name="P1">montant_paiement DECIMAL(10, 2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4:51:41.938796340</dc:date>
    <meta:editing-duration>PT8M55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2" meta:paragraph-count="48" meta:word-count="219" meta:character-count="1454" meta:non-whitespace-character-count="1282"/>
  </office:meta>
</office:document-meta>
</file>